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Arabidopsis_non_tata_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1461859236553" calcext:value-type="float">
            <text:p>0,8914618592</text:p>
          </table:table-cell>
          <table:table-cell office:value-type="float" office:value="0.928631402183039" calcext:value-type="float">
            <text:p>0,9286314022</text:p>
          </table:table-cell>
          <table:table-cell office:value-type="float" office:value="0.93570219966159" calcext:value-type="float">
            <text:p>0,9357021997</text:p>
          </table:table-cell>
          <table:table-cell office:value-type="float" office:value="0.958987783595113" calcext:value-type="float">
            <text:p>0,9589877836</text:p>
          </table:table-cell>
          <table:table-cell office:value-type="float" office:value="0.951065054691997" calcext:value-type="float">
            <text:p>0,9510650547</text:p>
          </table:table-cell>
          <table:table-cell office:value-type="float" office:value="0.921666666666667" calcext:value-type="float">
            <text:p>0,9216666667</text:p>
          </table:table-cell>
          <table:table-cell office:value-type="float" office:value="553" calcext:value-type="float">
            <text:p>553</text:p>
          </table:table-cell>
          <table:table-cell office:value-type="float" office:value="47" calcext:value-type="float">
            <text:p>47</text:p>
          </table:table-cell>
          <table:table-cell office:value-type="float" office:value="1099" calcext:value-type="float">
            <text:p>1099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56978060056978" calcext:value-type="float">
            <text:p>0,8569780601</text:p>
          </table:table-cell>
          <table:table-cell office:value-type="float" office:value="0.906325060048038" calcext:value-type="float">
            <text:p>0,90632506</text:p>
          </table:table-cell>
          <table:table-cell office:value-type="float" office:value="0.957698815566836" calcext:value-type="float">
            <text:p>0,9576988156</text:p>
          </table:table-cell>
          <table:table-cell office:value-type="float" office:value="0.919720767888307" calcext:value-type="float">
            <text:p>0,9197207679</text:p>
          </table:table-cell>
          <table:table-cell office:value-type="float" office:value="0.932642487046632" calcext:value-type="float">
            <text:p>0,932642487</text:p>
          </table:table-cell>
          <table:table-cell office:value-type="float" office:value="0.860182370820669" calcext:value-type="float">
            <text:p>0,8601823708</text:p>
          </table:table-cell>
          <table:table-cell office:value-type="float" office:value="566" calcext:value-type="float">
            <text:p>566</text:p>
          </table:table-cell>
          <table:table-cell office:value-type="float" office:value="92" calcext:value-type="float">
            <text:p>92</text:p>
          </table:table-cell>
          <table:table-cell office:value-type="float" office:value="1054" calcext:value-type="float">
            <text:p>1054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90956719250101" calcext:value-type="float">
            <text:p>0,8909567193</text:p>
          </table:table-cell>
          <table:table-cell office:value-type="float" office:value="0.928455284552845" calcext:value-type="float">
            <text:p>0,9284552846</text:p>
          </table:table-cell>
          <table:table-cell office:value-type="float" office:value="0.966159052453469" calcext:value-type="float">
            <text:p>0,9661590525</text:p>
          </table:table-cell>
          <table:table-cell office:value-type="float" office:value="0.94066317626527" calcext:value-type="float">
            <text:p>0,9406631763</text:p>
          </table:table-cell>
          <table:table-cell office:value-type="float" office:value="0.949337938975245" calcext:value-type="float">
            <text:p>0,949337939</text:p>
          </table:table-cell>
          <table:table-cell office:value-type="float" office:value="0.89358372456964" calcext:value-type="float">
            <text:p>0,8935837246</text:p>
          </table:table-cell>
          <table:table-cell office:value-type="float" office:value="571" calcext:value-type="float">
            <text:p>571</text:p>
          </table:table-cell>
          <table:table-cell office:value-type="float" office:value="68" calcext:value-type="float">
            <text:p>68</text:p>
          </table:table-cell>
          <table:table-cell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02716825765082" calcext:value-type="float">
            <text:p>0,9027168258</text:p>
          </table:table-cell>
          <table:table-cell office:value-type="float" office:value="0.936205468102734" calcext:value-type="float">
            <text:p>0,9362054681</text:p>
          </table:table-cell>
          <table:table-cell office:value-type="float" office:value="0.956006768189509" calcext:value-type="float">
            <text:p>0,9560067682</text:p>
          </table:table-cell>
          <table:table-cell office:value-type="float" office:value="0.955497382198953" calcext:value-type="float">
            <text:p>0,9554973822</text:p>
          </table:table-cell>
          <table:table-cell office:value-type="float" office:value="0.955670696603339" calcext:value-type="float">
            <text:p>0,9556706966</text:p>
          </table:table-cell>
          <table:table-cell office:value-type="float" office:value="0.917207792207792" calcext:value-type="float">
            <text:p>0,9172077922</text:p>
          </table:table-cell>
          <table:table-cell office:value-type="float" office:value="565" calcext:value-type="float">
            <text:p>565</text:p>
          </table:table-cell>
          <table:table-cell office:value-type="float" office:value="51" calcext:value-type="float">
            <text:p>51</text:p>
          </table:table-cell>
          <table:table-cell office:value-type="float" office:value="1095" calcext:value-type="float">
            <text:p>1095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78828954603177" calcext:value-type="float">
            <text:p>0,8788289546</text:p>
          </table:table-cell>
          <table:table-cell office:value-type="float" office:value="0.920583468395462" calcext:value-type="float">
            <text:p>0,9205834684</text:p>
          </table:table-cell>
          <table:table-cell office:value-type="float" office:value="0.961082910321489" calcext:value-type="float">
            <text:p>0,9610829103</text:p>
          </table:table-cell>
          <table:table-cell office:value-type="float" office:value="0.93455497382199" calcext:value-type="float">
            <text:p>0,9345549738</text:p>
          </table:table-cell>
          <table:table-cell office:value-type="float" office:value="0.943580886586068" calcext:value-type="float">
            <text:p>0,9435808866</text:p>
          </table:table-cell>
          <table:table-cell office:value-type="float" office:value="0.883359253499222" calcext:value-type="float">
            <text:p>0,8833592535</text:p>
          </table:table-cell>
          <table:table-cell office:value-type="float" office:value="568" calcext:value-type="float">
            <text:p>568</text:p>
          </table:table-cell>
          <table:table-cell office:value-type="float" office:value="75" calcext:value-type="float">
            <text:p>75</text:p>
          </table:table-cell>
          <table:table-cell office:value-type="float" office:value="1071" calcext:value-type="float">
            <text:p>1071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AVERAGE([.C2:.C6])" office:value-type="float" office:value="0.884188483782378" calcext:value-type="float">
            <text:p>0,8841884838</text:p>
          </table:table-cell>
          <table:table-cell table:style-name="ce2" table:formula="of:=AVERAGE([.D2:.D6])" office:value-type="float" office:value="0.924040136656424" calcext:value-type="float">
            <text:p>0,9240401367</text:p>
          </table:table-cell>
          <table:table-cell table:style-name="ce2" table:formula="of:=AVERAGE([.E2:.E6])" office:value-type="float" office:value="0.955329949238579" calcext:value-type="float">
            <text:p>0,9553299492</text:p>
          </table:table-cell>
          <table:table-cell table:style-name="ce2" table:formula="of:=AVERAGE([.F2:.F6])" office:value-type="float" office:value="0.941884816753927" calcext:value-type="float">
            <text:p>0,9418848168</text:p>
          </table:table-cell>
          <table:table-cell table:style-name="ce2" table:formula="of:=AVERAGE([.G2:.G6])" office:value-type="float" office:value="0.946459412780656" calcext:value-type="float">
            <text:p>0,9464594128</text:p>
          </table:table-cell>
          <table:table-cell table:style-name="ce2" table:formula="of:=AVERAGE([.H2:.H6])" office:value-type="float" office:value="0.895199961552798" calcext:value-type="float">
            <text:p>0,8951999616</text:p>
          </table:table-cell>
          <table:table-cell table:style-name="ce2" table:formula="of:=AVERAGE([.I2:.I6])" office:value-type="float" office:value="564.6" calcext:value-type="float">
            <text:p>564,6</text:p>
          </table:table-cell>
          <table:table-cell table:style-name="ce2" table:formula="of:=AVERAGE([.J2:.J6])" office:value-type="float" office:value="66.6" calcext:value-type="float">
            <text:p>66,6</text:p>
          </table:table-cell>
          <table:table-cell table:style-name="ce2" table:formula="of:=AVERAGE([.K2:.K6])" office:value-type="float" office:value="1079.4" calcext:value-type="float">
            <text:p>1079,4</text:p>
          </table:table-cell>
          <table:table-cell table:style-name="ce2" table:formula="of:=AVERAGE([.L2:.L6])" office:value-type="float" office:value="26.4" calcext:value-type="float">
            <text:p>26,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table:formula="of:=STDEV([.C2:.C6])" office:value-type="float" office:value="0.0174007339702275" calcext:value-type="float">
            <text:p>0,017400734</text:p>
          </table:table-cell>
          <table:table-cell table:style-name="ce2" table:formula="of:=STDEV([.D2:.D6])" office:value-type="float" office:value="0.0113395440162849" calcext:value-type="float">
            <text:p>0,011339544</text:p>
          </table:table-cell>
          <table:table-cell table:style-name="ce2" table:formula="of:=STDEV([.E2:.E6])" office:value-type="float" office:value="0.0116370550687306" calcext:value-type="float">
            <text:p>0,0116370551</text:p>
          </table:table-cell>
          <table:table-cell table:style-name="ce2" table:formula="of:=STDEV([.F2:.F6])" office:value-type="float" office:value="0.0160021676482736" calcext:value-type="float">
            <text:p>0,0160021676</text:p>
          </table:table-cell>
          <table:table-cell table:style-name="ce2" table:formula="of:=STDEV([.G2:.G6])" office:value-type="float" office:value="0.00885351554359802" calcext:value-type="float">
            <text:p>0,0088535155</text:p>
          </table:table-cell>
          <table:table-cell table:style-name="ce2" table:formula="of:=STDEV([.H2:.H6])" office:value-type="float" office:value="0.0252679507459649" calcext:value-type="float">
            <text:p>0,0252679507</text:p>
          </table:table-cell>
          <table:table-cell table:style-name="ce2" table:formula="of:=STDEV([.I2:.I6])" office:value-type="float" office:value="6.87749954561976" calcext:value-type="float">
            <text:p>6,8774995456</text:p>
          </table:table-cell>
          <table:table-cell table:style-name="ce2" table:formula="of:=STDEV([.J2:.J6])" office:value-type="float" office:value="18.3384841249216" calcext:value-type="float">
            <text:p>18,3384841249</text:p>
          </table:table-cell>
          <table:table-cell table:style-name="ce2" table:formula="of:=STDEV([.K2:.K6])" office:value-type="float" office:value="18.3384841249216" calcext:value-type="float">
            <text:p>18,3384841249</text:p>
          </table:table-cell>
          <table:table-cell table:style-name="ce2" table:formula="of:=STDEV([.L2:.L6])" office:value-type="float" office:value="6.87749954561976" calcext:value-type="float">
            <text:p>6,8774995456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6T12:02:36.370250105</dc:date>
    <meta:editing-duration>PT1M35S</meta:editing-duration>
    <meta:editing-cycles>1</meta:editing-cycles>
    <meta:generator>LibreOffice/5.1.6.2$Linux_X86_64 LibreOffice_project/10m0$Build-2</meta:generator>
    <meta:document-statistic meta:table-count="1" meta:cell-count="91" meta:object-count="0"/>
  </office:meta>
</office:document-meta>
</file>